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style:text-properties fo:font-size="12pt" style:font-size-asian="12pt" style:font-size-complex="12pt"/>
    </style:style>
    <style:style style:name="P3" style:family="paragraph" style:parent-style-name="Heading_20_1" style:master-page-name="numbering">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NTRO</text:h>
      <text:p text:style-name="P2"><text:tab/>The project was done to show that a vehicle can be made that will navigate buildings or in the projects case, a hallway and can be mounted with a turret or gun to defend, protect, or disable people <text:s/>as determined by the person controlling it. The project is a air-soft turret designed and programmed, mounted to a power wheels truck. The truck was made remote control along with the turret. The project was designed and created for a couple of reasons, <text:s/>one during a skirmish with air-soft guns or paintball guns the person with this gun mounted vehicle would have an advantage over the other team and two because in a real life scenario, the remote vehicle with a gun would be used in a SWAT situation to save people or protect the members of SWAT from harm by entering a building where the threat is undetermined. </text:p>
      <text:p text:style-name="P2"><text:tab/>The military, police force, or even groups <text:s/>interested in air-soft and paintball would be interested in the project. Cost of building was a factor to that would be look at during the project by everyone interested. If cheap protection units were made then it would definitely interest the military or police force. Also if this experiment was cheap then it could be manufactured for air-soft or paintball at an affordable rate making a whole new entry into the paintball world or air-sof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 style:family="paragraph" style:parent-style-name="Heading_20_7"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no_20_numbering" style:display-name="no numbering" style:page-layout-name="Mpm2"/>
    <style:master-page style:name="numbering" style:page-layout-name="Mpm3">
      <style:footer>
        <text:p text:style-name="MP1">Page <text:page-number text:select-page="current">1</text:page-number> 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3T15:47:10</meta:creation-date>
    <meta:editing-duration>PT00H00M42S</meta:editing-duration>
    <meta:editing-cycles>3</meta:editing-cycles>
    <meta:generator>OpenOffice.org/3.1$Linux OpenOffice.org_project/310m19$Build-9420</meta:generator>
    <dc:title>sen proj 1</dc:title>
    <dc:date>2010-04-23T18:08:44</dc:date>
    <meta:document-statistic meta:table-count="0" meta:image-count="0" meta:object-count="0" meta:page-count="1" meta:paragraph-count="4" meta:word-count="234" meta:character-count="1323"/>
    <meta:template xlink:type="simple" xlink:actuate="onRequest" xlink:title="sen proj 1" xlink:href="../../../.openoffice.org/3/user/template/sen%20proj%201.ott" meta:date="2010-04-23T15:47:10"/>
  </office:meta>
</office:document-meta>
</file>